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>
      <style:table-cell-properties fo:background-color="#f0ffff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reation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scal Year</text:p>
          </table:table-cell>
          <table:table-cell office:value-type="string" calcext:value-type="string">
            <text:p>Category1</text:p>
          </table:table-cell>
          <table:table-cell table:style-name="Default" office:value-type="string" calcext:value-type="string">
            <text:p>Spend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edia</text:p>
          </table:table-cell>
          <table:table-cell office:value-type="float" office:value="1200000" calcext:value-type="float">
            <text:p>1,200,000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edia</text:p>
          </table:table-cell>
          <table:table-cell office:value-type="float" office:value="1684990.00617286" calcext:value-type="float">
            <text:p>1,684,990</text:p>
          </table:table-cell>
          <table:table-cell table:formula="of:=RAND()" office:value-type="float" office:value="0.165650823001501" calcext:value-type="float">
            <text:p>0.165650823001501</text:p>
          </table:table-cell>
          <table:table-cell table:formula="of:=[.D3]+1" office:value-type="float" office:value="1.1656508230015" calcext:value-type="float">
            <text:p>1.1656508230015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edia</text:p>
          </table:table-cell>
          <table:table-cell office:value-type="float" office:value="3128430.90840729" calcext:value-type="float">
            <text:p>3,128,431</text:p>
          </table:table-cell>
          <table:table-cell table:formula="of:=RAND()" office:value-type="float" office:value="0.804943335581486" calcext:value-type="float">
            <text:p>0.804943335581486</text:p>
          </table:table-cell>
          <table:table-cell table:formula="of:=[.D4]+1" office:value-type="float" office:value="1.80494333558149" calcext:value-type="float">
            <text:p>1.8049433355814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edia</text:p>
          </table:table-cell>
          <table:table-cell office:value-type="float" office:value="5456740.09947905" calcext:value-type="float">
            <text:p>5,456,740</text:p>
          </table:table-cell>
          <table:table-cell table:formula="of:=RAND()" office:value-type="float" office:value="0.0906721259761346" calcext:value-type="float">
            <text:p>0.090672125976135</text:p>
          </table:table-cell>
          <table:table-cell table:formula="of:=[.D5]+1" office:value-type="float" office:value="1.09067212597613" calcext:value-type="float">
            <text:p>1.0906721259761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edia</text:p>
          </table:table-cell>
          <table:table-cell office:value-type="float" office:value="5729670.11838582" calcext:value-type="float">
            <text:p>5,729,670</text:p>
          </table:table-cell>
          <table:table-cell table:formula="of:=RAND()" office:value-type="float" office:value="0.634428039027729" calcext:value-type="float">
            <text:p>0.634428039027729</text:p>
          </table:table-cell>
          <table:table-cell table:formula="of:=[.D6]+1" office:value-type="float" office:value="1.63442803902773" calcext:value-type="float">
            <text:p>1.63442803902773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edia</text:p>
          </table:table-cell>
          <table:table-cell office:value-type="float" office:value="9315933.95536169" calcext:value-type="float">
            <text:p>9,315,934</text:p>
          </table:table-cell>
          <table:table-cell table:formula="of:=RAND()" office:value-type="float" office:value="0.160287455836679" calcext:value-type="float">
            <text:p>0.160287455836679</text:p>
          </table:table-cell>
          <table:table-cell table:formula="of:=[.D7]+1" office:value-type="float" office:value="1.16028745583668" calcext:value-type="float">
            <text:p>1.1602874558366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M</text:p>
          </table:table-cell>
          <table:table-cell table:formula="of:=[.C2]*0.6" office:value-type="float" office:value="720000" calcext:value-type="float">
            <text:p>720,000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C8]*[.E9]" office:value-type="float" office:value="777600" calcext:value-type="float">
            <text:p>777,600</text:p>
          </table:table-cell>
          <table:table-cell table:formula="of:=RANDBETWEEN(1;50)/100" office:value-type="float" office:value="0.08" calcext:value-type="float">
            <text:p>0.08</text:p>
          </table:table-cell>
          <table:table-cell table:formula="of:=[.D9]+1"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C9]*[.E10]" office:value-type="float" office:value="1150848" calcext:value-type="float">
            <text:p>1,150,848</text:p>
          </table:table-cell>
          <table:table-cell table:formula="of:=RANDBETWEEN(1;50)/100" office:value-type="float" office:value="0.48" calcext:value-type="float">
            <text:p>0.48</text:p>
          </table:table-cell>
          <table:table-cell table:formula="of:=[.D10]+1"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.C10]*[.E11]" office:value-type="float" office:value="1657221.12" calcext:value-type="float">
            <text:p>1,657,221</text:p>
          </table:table-cell>
          <table:table-cell table:formula="of:=RANDBETWEEN(1;50)/100" office:value-type="float" office:value="0.44" calcext:value-type="float">
            <text:p>0.44</text:p>
          </table:table-cell>
          <table:table-cell table:formula="of:=[.D11]+1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formula="of:=[.C11]*[.E12]" office:value-type="float" office:value="2054954.1888" calcext:value-type="float">
            <text:p>2,054,954</text:p>
          </table:table-cell>
          <table:table-cell table:formula="of:=RANDBETWEEN(1;50)/100" office:value-type="float" office:value="0.24" calcext:value-type="float">
            <text:p>0.24</text:p>
          </table:table-cell>
          <table:table-cell table:formula="of:=[.D12]+1"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C12]*[.E13]" office:value-type="float" office:value="2979683.57376" calcext:value-type="float">
            <text:p>2,979,684</text:p>
          </table:table-cell>
          <table:table-cell table:formula="of:=RANDBETWEEN(1;50)/100" office:value-type="float" office:value="0.45" calcext:value-type="float">
            <text:p>0.45</text:p>
          </table:table-cell>
          <table:table-cell table:formula="of:=[.D13]+1"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conomy</text:p>
          </table:table-cell>
          <table:table-cell table:formula="of:=[.C2]*3" office:value-type="float" office:value="3600000" calcext:value-type="float">
            <text:p>3,600,000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C14]*[.E15]" office:value-type="float" office:value="4320000" calcext:value-type="float">
            <text:p>4,320,000</text:p>
          </table:table-cell>
          <table:table-cell office:value-type="float" office:value="0.2" calcext:value-type="float">
            <text:p>0.2</text:p>
          </table:table-cell>
          <table:table-cell table:formula="of:=[.D15]+1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C15]*[.E16]" office:value-type="float" office:value="5356800" calcext:value-type="float">
            <text:p>5,356,800</text:p>
          </table:table-cell>
          <table:table-cell table:formula="of:=[.D15]*1.2" office:value-type="float" office:value="0.24" calcext:value-type="float">
            <text:p>0.24</text:p>
          </table:table-cell>
          <table:table-cell table:formula="of:=[.D16]+1"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.C16]*[.E17]" office:value-type="float" office:value="6899558.4" calcext:value-type="float">
            <text:p>6,899,558</text:p>
          </table:table-cell>
          <table:table-cell table:formula="of:=[.D16]*1.2" office:value-type="float" office:value="0.288" calcext:value-type="float">
            <text:p>0.288</text:p>
          </table:table-cell>
          <table:table-cell table:formula="of:=[.D17]+1" office:value-type="float" office:value="1.288" calcext:value-type="float">
            <text:p>1.288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formula="of:=[.C17]*[.E18]" office:value-type="float" office:value="9284045.78304" calcext:value-type="float">
            <text:p>9,284,046</text:p>
          </table:table-cell>
          <table:table-cell table:formula="of:=[.D17]*1.2" office:value-type="float" office:value="0.3456" calcext:value-type="float">
            <text:p>0.3456</text:p>
          </table:table-cell>
          <table:table-cell table:formula="of:=[.D18]+1" office:value-type="float" office:value="1.3456" calcext:value-type="float">
            <text:p>1.345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C18]*[.E19]" office:value-type="float" office:value="13134325.2501823" calcext:value-type="float">
            <text:p>13,134,325</text:p>
          </table:table-cell>
          <table:table-cell table:formula="of:=[.D18]*1.2" office:value-type="float" office:value="0.41472" calcext:value-type="float">
            <text:p>0.41472</text:p>
          </table:table-cell>
          <table:table-cell table:formula="of:=[.D19]+1" office:value-type="float" office:value="1.41472" calcext:value-type="float">
            <text:p>1.41472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eather</text:p>
          </table:table-cell>
          <table:table-cell table:style-name="Default"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C20]*[.E21]" office:value-type="float" office:value="1200000" calcext:value-type="float">
            <text:p>1,200,000</text:p>
          </table:table-cell>
          <table:table-cell table:formula="of:=RANDBETWEEN(1;50)/100" office:value-type="float" office:value="0.5" calcext:value-type="float">
            <text:p>0.5</text:p>
          </table:table-cell>
          <table:table-cell table:formula="of:=[.D21]+1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C21]*[.E22]" office:value-type="float" office:value="1476000" calcext:value-type="float">
            <text:p>1,476,000</text:p>
          </table:table-cell>
          <table:table-cell table:formula="of:=RANDBETWEEN(1;50)/100" office:value-type="float" office:value="0.23" calcext:value-type="float">
            <text:p>0.23</text:p>
          </table:table-cell>
          <table:table-cell table:formula="of:=[.D22]+1"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.C22]*[.E23]" office:value-type="float" office:value="2081160" calcext:value-type="float">
            <text:p>2,081,160</text:p>
          </table:table-cell>
          <table:table-cell table:formula="of:=RANDBETWEEN(1;50)/100" office:value-type="float" office:value="0.41" calcext:value-type="float">
            <text:p>0.41</text:p>
          </table:table-cell>
          <table:table-cell table:formula="of:=[.D23]+1"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formula="of:=[.C23]*[.E24]" office:value-type="float" office:value="2767942.8" calcext:value-type="float">
            <text:p>2,767,943</text:p>
          </table:table-cell>
          <table:table-cell table:formula="of:=RANDBETWEEN(1;50)/100" office:value-type="float" office:value="0.33" calcext:value-type="float">
            <text:p>0.33</text:p>
          </table:table-cell>
          <table:table-cell table:formula="of:=[.D24]+1"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C24]*[.E25]" office:value-type="float" office:value="3985837.632" calcext:value-type="float">
            <text:p>3,985,838</text:p>
          </table:table-cell>
          <table:table-cell table:formula="of:=RANDBETWEEN(1;50)/100" office:value-type="float" office:value="0.44" calcext:value-type="float">
            <text:p>0.44</text:p>
          </table:table-cell>
          <table:table-cell table:formula="of:=[.D25]+1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 Products</text:p>
          </table:table-cell>
          <table:table-cell table:style-name="Default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C26]*[.E27]" office:value-type="float" office:value="625000" calcext:value-type="float">
            <text:p>625,000</text:p>
          </table:table-cell>
          <table:table-cell table:formula="of:=RANDBETWEEN(2;25)/100" office:value-type="float" office:value="0.25" calcext:value-type="float">
            <text:p>0.25</text:p>
          </table:table-cell>
          <table:table-cell table:formula="of:=[.D27]+1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C27]*[.E28]" office:value-type="float" office:value="681250" calcext:value-type="float">
            <text:p>681,250</text:p>
          </table:table-cell>
          <table:table-cell table:formula="of:=RANDBETWEEN(2;25)/100" office:value-type="float" office:value="0.09" calcext:value-type="float">
            <text:p>0.09</text:p>
          </table:table-cell>
          <table:table-cell table:formula="of:=[.D28]+1"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.C28]*[.E29]" office:value-type="float" office:value="844750" calcext:value-type="float">
            <text:p>844,750</text:p>
          </table:table-cell>
          <table:table-cell table:formula="of:=RANDBETWEEN(2;25)/100" office:value-type="float" office:value="0.24" calcext:value-type="float">
            <text:p>0.24</text:p>
          </table:table-cell>
          <table:table-cell table:formula="of:=[.D29]+1"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formula="of:=[.C29]*[.E30]" office:value-type="float" office:value="996805" calcext:value-type="float">
            <text:p>996,805</text:p>
          </table:table-cell>
          <table:table-cell table:formula="of:=RANDBETWEEN(2;25)/100" office:value-type="float" office:value="0.18" calcext:value-type="float">
            <text:p>0.18</text:p>
          </table:table-cell>
          <table:table-cell table:formula="of:=[.D30]+1"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C30]*[.E31]" office:value-type="float" office:value="1106453.55" calcext:value-type="float">
            <text:p>1,106,454</text:p>
          </table:table-cell>
          <table:table-cell table:formula="of:=RANDBETWEEN(2;25)/100" office:value-type="float" office:value="0.11" calcext:value-type="float">
            <text:p>0.11</text:p>
          </table:table-cell>
          <table:table-cell table:formula="of:=[.D31]+1" office:value-type="float" office:value="1.11" calcext:value-type="float">
            <text:p>1.1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highestLv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scal Year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pen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edia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edia</text:p>
          </table:table-cell>
          <table:table-cell office:value-type="float" office:value="1684990.00617286" calcext:value-type="float">
            <text:p>1684990.006172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edia</text:p>
          </table:table-cell>
          <table:table-cell office:value-type="float" office:value="3128430.90840729" calcext:value-type="float">
            <text:p>3128430.908407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edia</text:p>
          </table:table-cell>
          <table:table-cell office:value-type="float" office:value="5456740.09947905" calcext:value-type="float">
            <text:p>5456740.0994790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edia</text:p>
          </table:table-cell>
          <table:table-cell office:value-type="float" office:value="5729670.11838582" calcext:value-type="float">
            <text:p>5729670.1183858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edia</text:p>
          </table:table-cell>
          <table:table-cell office:value-type="float" office:value="9315933.95536169" calcext:value-type="float">
            <text:p>9315933.955361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M</text:p>
          </table:table-cell>
          <table:table-cell office:value-type="float" office:value="720000" calcext:value-type="float">
            <text:p>720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M</text:p>
          </table:table-cell>
          <table:table-cell office:value-type="float" office:value="777600" calcext:value-type="float">
            <text:p>7776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M</text:p>
          </table:table-cell>
          <table:table-cell office:value-type="float" office:value="1158624" calcext:value-type="float">
            <text:p>11586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M</text:p>
          </table:table-cell>
          <table:table-cell office:value-type="float" office:value="1691591.04" calcext:value-type="float">
            <text:p>1691591.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M</text:p>
          </table:table-cell>
          <table:table-cell office:value-type="float" office:value="1793086.5024" calcext:value-type="float">
            <text:p>1793086.50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M</text:p>
          </table:table-cell>
          <table:table-cell office:value-type="float" office:value="2097911.207808" calcext:value-type="float">
            <text:p>2097911.2078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conomy</text:p>
          </table:table-cell>
          <table:table-cell office:value-type="float" office:value="3600000" calcext:value-type="float">
            <text:p>3600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conomy</text:p>
          </table:table-cell>
          <table:table-cell office:value-type="float" office:value="4320000" calcext:value-type="float">
            <text:p>43200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conomy</text:p>
          </table:table-cell>
          <table:table-cell office:value-type="float" office:value="5356800" calcext:value-type="float">
            <text:p>53568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conomy</text:p>
          </table:table-cell>
          <table:table-cell office:value-type="float" office:value="6899558.4" calcext:value-type="float">
            <text:p>689955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conomy</text:p>
          </table:table-cell>
          <table:table-cell office:value-type="float" office:value="9284045.78304" calcext:value-type="float">
            <text:p>9284045.7830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conomy</text:p>
          </table:table-cell>
          <table:table-cell office:value-type="float" office:value="13134325.2501823" calcext:value-type="float">
            <text:p>13134325.25018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eather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eather</text:p>
          </table:table-cell>
          <table:table-cell office:value-type="float" office:value="848000" calcext:value-type="float">
            <text:p>8480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eather</text:p>
          </table:table-cell>
          <table:table-cell office:value-type="float" office:value="941280" calcext:value-type="float">
            <text:p>94128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eather</text:p>
          </table:table-cell>
          <table:table-cell office:value-type="float" office:value="1327204.8" calcext:value-type="float">
            <text:p>1327204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Weather</text:p>
          </table:table-cell>
          <table:table-cell office:value-type="float" office:value="1605917.808" calcext:value-type="float">
            <text:p>1605917.80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Weather</text:p>
          </table:table-cell>
          <table:table-cell office:value-type="float" office:value="2360699.17776" calcext:value-type="float">
            <text:p>2360699.177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 Products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 Products</text:p>
          </table:table-cell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 Products</text:p>
          </table:table-cell>
          <table:table-cell office:value-type="float" office:value="598900" calcext:value-type="float">
            <text:p>598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 Products</text:p>
          </table:table-cell>
          <table:table-cell office:value-type="float" office:value="628845" calcext:value-type="float">
            <text:p>62884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w Products</text:p>
          </table:table-cell>
          <table:table-cell office:value-type="float" office:value="716883.3" calcext:value-type="float">
            <text:p>716883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w Products</text:p>
          </table:table-cell>
          <table:table-cell office:value-type="float" office:value="824415.795" calcext:value-type="float">
            <text:p>824415.795</text:p>
          </table:table-cell>
        </table:table-row>
      </table:table>
      <table:table table:name="byQuarter_creation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Fiscal Year</text:p>
          </table:table-cell>
          <table:table-cell/>
          <table:table-cell office:value-type="string" calcext:value-type="string">
            <text:p>Category1</text:p>
          </table:table-cell>
          <table:table-cell table:style-name="Default" office:value-type="string" calcext:value-type="string">
            <text:p>Spend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RM</text:p>
          </table:table-cell>
          <table:table-cell table:style-name="Default" office:value-type="float" office:value="1691591.04" calcext:value-type="float">
            <text:p>1691591.04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RM</text:p>
          </table:table-cell>
          <table:table-cell table:style-name="Default" office:value-type="float" office:value="1793086.5024" calcext:value-type="float">
            <text:p>1793086.5024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RM</text:p>
          </table:table-cell>
          <table:table-cell table:style-name="Default" office:value-type="float" office:value="2097911.207808" calcext:value-type="float">
            <text:p>2097911.20780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RM</text:p>
          </table:table-cell>
          <table:table-cell table:formula="of:=[.$D$2]*[.E6]" office:value-type="float" office:value="338318.208" calcext:value-type="float">
            <text:p>338318.208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RM</text:p>
          </table:table-cell>
          <table:table-cell table:formula="of:=[.$D$2]*[.E7]" office:value-type="float" office:value="304486.3872" calcext:value-type="float">
            <text:p>304486.387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M</text:p>
          </table:table-cell>
          <table:table-cell table:formula="of:=[.$D$2]*[.E8]" office:value-type="float" office:value="202990.9248" calcext:value-type="float">
            <text:p>202990.924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RM</text:p>
          </table:table-cell>
          <table:table-cell table:formula="of:=[.$D$2]*[.E9]" office:value-type="float" office:value="845795.52" calcext:value-type="float">
            <text:p>845795.52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SUM([.E6:.E9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</text:p>
          </table:table-cell>
          <table:table-cell table:formula="of:=[.$D$3]*[.E10]" office:value-type="float" office:value="179308.65024" calcext:value-type="float">
            <text:p>179308.65024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M</text:p>
          </table:table-cell>
          <table:table-cell table:formula="of:=[.$D$3]*[.E11]" office:value-type="float" office:value="502064.220672" calcext:value-type="float">
            <text:p>502064.220672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M</text:p>
          </table:table-cell>
          <table:table-cell table:formula="of:=[.$D$3]*[.E12]" office:value-type="float" office:value="430340.760576" calcext:value-type="float">
            <text:p>430340.760576</text:p>
          </table:table-cell>
          <table:table-cell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M</text:p>
          </table:table-cell>
          <table:table-cell table:formula="of:=[.$D$3]*[.E13]" office:value-type="float" office:value="681372.870912" calcext:value-type="float">
            <text:p>681372.870912</text:p>
          </table:table-cell>
          <table:table-cell office:value-type="float" office:value="0.38" calcext:value-type="float">
            <text:p>0.38</text:p>
          </table:table-cell>
          <table:table-cell table:formula="of:=SUM([.E10:.E1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RM</text:p>
          </table:table-cell>
          <table:table-cell table:formula="of:=[.$D$4]*[.E14]" office:value-type="float" office:value="419582.2415616" calcext:value-type="float">
            <text:p>419582.2415616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RM</text:p>
          </table:table-cell>
          <table:table-cell table:formula="of:=[.$D$4]*[.E15]" office:value-type="float" office:value="104895.5603904" calcext:value-type="float">
            <text:p>104895.560390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M</text:p>
          </table:table-cell>
          <table:table-cell table:formula="of:=[.$D$4]*[.E16]" office:value-type="float" office:value="923080.93143552" calcext:value-type="float">
            <text:p>923080.93143552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RM</text:p>
          </table:table-cell>
          <table:table-cell table:formula="of:=[.$D$4]*[.E17]" office:value-type="float" office:value="650352.47442048" calcext:value-type="float">
            <text:p>650352.4744204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table:formula="of:=SUM([.E14:.E17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Economy</text:p>
          </table:table-cell>
          <table:table-cell table:style-name="Default" office:value-type="float" office:value="6899558.4" calcext:value-type="float">
            <text:p>6899558.4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Economy</text:p>
          </table:table-cell>
          <table:table-cell table:style-name="Default" office:value-type="float" office:value="9284045.78304" calcext:value-type="float">
            <text:p>9284045.78304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Economy</text:p>
          </table:table-cell>
          <table:table-cell table:style-name="Default" office:value-type="float" office:value="13134325.2501823" calcext:value-type="float">
            <text:p>13134325.25018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onomy</text:p>
          </table:table-cell>
          <table:table-cell table:formula="of:=[.$D$19]*[.E23]" office:value-type="float" office:value="1379911.68" calcext:value-type="float">
            <text:p>1379911.68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conomy</text:p>
          </table:table-cell>
          <table:table-cell table:formula="of:=[.$D$19]*[.E24]" office:value-type="float" office:value="1241920.512" calcext:value-type="float">
            <text:p>1241920.51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onomy</text:p>
          </table:table-cell>
          <table:table-cell table:formula="of:=[.$D$19]*[.E25]" office:value-type="float" office:value="827947.008" calcext:value-type="float">
            <text:p>827947.00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conomy</text:p>
          </table:table-cell>
          <table:table-cell table:formula="of:=[.$D$19]*[.E26]" office:value-type="float" office:value="3449779.2" calcext:value-type="float">
            <text:p>3449779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SUM([.E23:.E26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</text:p>
          </table:table-cell>
          <table:table-cell table:formula="of:=[.$D$20]*[.E27]" office:value-type="float" office:value="3713618.313216" calcext:value-type="float">
            <text:p>3713618.313216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nomy</text:p>
          </table:table-cell>
          <table:table-cell table:formula="of:=[.$D$20]*[.E28]" office:value-type="float" office:value="1856809.156608" calcext:value-type="float">
            <text:p>1856809.156608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nomy</text:p>
          </table:table-cell>
          <table:table-cell table:formula="of:=[.$D$20]*[.E29]" office:value-type="float" office:value="928404.578304" calcext:value-type="float">
            <text:p>928404.578304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table:formula="of:=[.$D$20]*[.E30]" office:value-type="float" office:value="2785213.734912" calcext:value-type="float">
            <text:p>2785213.734912</text:p>
          </table:table-cell>
          <table:table-cell office:value-type="float" office:value="0.3" calcext:value-type="float">
            <text:p>0.3</text:p>
          </table:table-cell>
          <table:table-cell table:formula="of:=SUM([.E27:.E3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onomy</text:p>
          </table:table-cell>
          <table:table-cell table:formula="of:=[.$D$21]*[.E31]" office:value-type="float" office:value="3283581.31254557" calcext:value-type="float">
            <text:p>3283581.3125455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conomy</text:p>
          </table:table-cell>
          <table:table-cell table:formula="of:=[.$D$21]*[.E32]" office:value-type="float" office:value="3283581.31254557" calcext:value-type="float">
            <text:p>3283581.3125455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onomy</text:p>
          </table:table-cell>
          <table:table-cell table:formula="of:=[.$D$21]*[.E33]" office:value-type="float" office:value="3283581.31254557" calcext:value-type="float">
            <text:p>3283581.3125455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conomy</text:p>
          </table:table-cell>
          <table:table-cell table:formula="of:=[.$D$21]*[.E34]" office:value-type="float" office:value="3283581.31254557" calcext:value-type="float">
            <text:p>3283581.3125455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SUM([.E31:.E34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Media</text:p>
          </table:table-cell>
          <table:table-cell table:style-name="Default" office:value-type="float" office:value="5456740.09947905" calcext:value-type="float">
            <text:p>5456740.09947905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Media</text:p>
          </table:table-cell>
          <table:table-cell table:style-name="Default" office:value-type="float" office:value="5729670.11838582" calcext:value-type="float">
            <text:p>5729670.11838582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Media</text:p>
          </table:table-cell>
          <table:table-cell table:style-name="Default" office:value-type="float" office:value="9315933.95536169" calcext:value-type="float">
            <text:p>9315933.9553616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a</text:p>
          </table:table-cell>
          <table:table-cell table:formula="of:=[.$D$36]*[.E40]" office:value-type="float" office:value="1091348.01989581" calcext:value-type="float">
            <text:p>1091348.01989581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dia</text:p>
          </table:table-cell>
          <table:table-cell table:formula="of:=[.$D$36]*[.E41]" office:value-type="float" office:value="272837.004973953" calcext:value-type="float">
            <text:p>272837.00497395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dia</text:p>
          </table:table-cell>
          <table:table-cell table:formula="of:=[.$D$36]*[.E42]" office:value-type="float" office:value="2400965.64377078" calcext:value-type="float">
            <text:p>2400965.64377078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dia</text:p>
          </table:table-cell>
          <table:table-cell table:formula="of:=[.$D$36]*[.E43]" office:value-type="float" office:value="1691589.43083851" calcext:value-type="float">
            <text:p>1691589.4308385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table:formula="of:=SUM([.E40:.E43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a</text:p>
          </table:table-cell>
          <table:table-cell table:formula="of:=[.$D$37]*[.E44]" office:value-type="float" office:value="2291868.04735433" calcext:value-type="float">
            <text:p>2291868.04735433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</text:p>
          </table:table-cell>
          <table:table-cell table:formula="of:=[.$D$37]*[.E45]" office:value-type="float" office:value="1145934.02367716" calcext:value-type="float">
            <text:p>1145934.02367716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a</text:p>
          </table:table-cell>
          <table:table-cell table:formula="of:=[.$D$37]*[.E46]" office:value-type="float" office:value="572967.011838582" calcext:value-type="float">
            <text:p>572967.01183858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a</text:p>
          </table:table-cell>
          <table:table-cell table:formula="of:=[.$D$37]*[.E47]" office:value-type="float" office:value="1718901.03551575" calcext:value-type="float">
            <text:p>1718901.03551575</text:p>
          </table:table-cell>
          <table:table-cell office:value-type="float" office:value="0.3" calcext:value-type="float">
            <text:p>0.3</text:p>
          </table:table-cell>
          <table:table-cell table:formula="of:=SUM([.E44:.E4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a</text:p>
          </table:table-cell>
          <table:table-cell table:formula="of:=[.$D$38]*[.E48]" office:value-type="float" office:value="1863186.79107234" calcext:value-type="float">
            <text:p>1863186.79107234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dia</text:p>
          </table:table-cell>
          <table:table-cell table:formula="of:=[.$D$38]*[.E49]" office:value-type="float" office:value="1676868.1119651" calcext:value-type="float">
            <text:p>1676868.11196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dia</text:p>
          </table:table-cell>
          <table:table-cell table:formula="of:=[.$D$38]*[.E50]" office:value-type="float" office:value="1117912.0746434" calcext:value-type="float">
            <text:p>1117912.074643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dia</text:p>
          </table:table-cell>
          <table:table-cell table:formula="of:=[.$D$38]*[.E51]" office:value-type="float" office:value="4657966.97768085" calcext:value-type="float">
            <text:p>4657966.97768085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SUM([.E48:.E51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New Products</text:p>
          </table:table-cell>
          <table:table-cell table:style-name="Default" office:value-type="float" office:value="628845" calcext:value-type="float">
            <text:p>628845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New Products</text:p>
          </table:table-cell>
          <table:table-cell table:style-name="Default" office:value-type="float" office:value="716883.3" calcext:value-type="float">
            <text:p>716883.3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New Products</text:p>
          </table:table-cell>
          <table:table-cell table:style-name="Default" office:value-type="float" office:value="824415.795" calcext:value-type="float">
            <text:p>824415.79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ew Products</text:p>
          </table:table-cell>
          <table:table-cell table:formula="of:=[.$D$53]*[.E57]" office:value-type="float" office:value="125769" calcext:value-type="float">
            <text:p>125769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ew Products</text:p>
          </table:table-cell>
          <table:table-cell table:formula="of:=[.$D$53]*[.E58]" office:value-type="float" office:value="113192.1" calcext:value-type="float">
            <text:p>113192.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w Products</text:p>
          </table:table-cell>
          <table:table-cell table:formula="of:=[.$D$53]*[.E59]" office:value-type="float" office:value="75461.4" calcext:value-type="float">
            <text:p>75461.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ew Products</text:p>
          </table:table-cell>
          <table:table-cell table:formula="of:=[.$D$53]*[.E60]" office:value-type="float" office:value="314422.5" calcext:value-type="float">
            <text:p>314422.5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SUM([.E57:.E60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Products</text:p>
          </table:table-cell>
          <table:table-cell table:formula="of:=[.$D$54]*[.E61]" office:value-type="float" office:value="286753.32" calcext:value-type="float">
            <text:p>286753.32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Products</text:p>
          </table:table-cell>
          <table:table-cell table:formula="of:=[.$D$54]*[.E62]" office:value-type="float" office:value="143376.66" calcext:value-type="float">
            <text:p>143376.66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Products</text:p>
          </table:table-cell>
          <table:table-cell table:formula="of:=[.$D$54]*[.E63]" office:value-type="float" office:value="71688.33" calcext:value-type="float">
            <text:p>71688.33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Products</text:p>
          </table:table-cell>
          <table:table-cell table:formula="of:=[.$D$54]*[.E64]" office:value-type="float" office:value="215064.99" calcext:value-type="float">
            <text:p>215064.99</text:p>
          </table:table-cell>
          <table:table-cell office:value-type="float" office:value="0.3" calcext:value-type="float">
            <text:p>0.3</text:p>
          </table:table-cell>
          <table:table-cell table:formula="of:=SUM([.E61:.E6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ew Products</text:p>
          </table:table-cell>
          <table:table-cell table:formula="of:=[.$D$55]*[.E65]" office:value-type="float" office:value="206103.94875" calcext:value-type="float">
            <text:p>206103.9487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ew Products</text:p>
          </table:table-cell>
          <table:table-cell table:formula="of:=[.$D$55]*[.E66]" office:value-type="float" office:value="206103.94875" calcext:value-type="float">
            <text:p>206103.9487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w Products</text:p>
          </table:table-cell>
          <table:table-cell table:formula="of:=[.$D$55]*[.E67]" office:value-type="float" office:value="206103.94875" calcext:value-type="float">
            <text:p>206103.9487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ew Products</text:p>
          </table:table-cell>
          <table:table-cell table:formula="of:=[.$D$55]*[.E68]" office:value-type="float" office:value="206103.94875" calcext:value-type="float">
            <text:p>206103.9487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SUM([.E65:.E68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Weather</text:p>
          </table:table-cell>
          <table:table-cell table:style-name="Default" office:value-type="float" office:value="1327204.8" calcext:value-type="float">
            <text:p>1327204.8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Weather</text:p>
          </table:table-cell>
          <table:table-cell table:style-name="Default" office:value-type="float" office:value="1605917.808" calcext:value-type="float">
            <text:p>1605917.808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Weather</text:p>
          </table:table-cell>
          <table:table-cell table:style-name="Default" office:value-type="float" office:value="2360699.17776" calcext:value-type="float">
            <text:p>2360699.1777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eather</text:p>
          </table:table-cell>
          <table:table-cell table:formula="of:=[.$D$70]*[.E74]" office:value-type="float" office:value="265440.96" calcext:value-type="float">
            <text:p>265440.96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eather</text:p>
          </table:table-cell>
          <table:table-cell table:formula="of:=[.$D$70]*[.E75]" office:value-type="float" office:value="66360.24" calcext:value-type="float">
            <text:p>66360.2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eather</text:p>
          </table:table-cell>
          <table:table-cell table:formula="of:=[.$D$70]*[.E76]" office:value-type="float" office:value="583970.112" calcext:value-type="float">
            <text:p>583970.112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eather</text:p>
          </table:table-cell>
          <table:table-cell table:formula="of:=[.$D$70]*[.E77]" office:value-type="float" office:value="411433.488" calcext:value-type="float">
            <text:p>411433.48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table:formula="of:=SUM([.E74:.E77])" office:value-type="float" office:value="1" calcext:value-type="float">
            <text:p>1</text:p>
          </table:table-cell>
          <table:table-cell table:style-name="ce3"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</text:p>
          </table:table-cell>
          <table:table-cell table:formula="of:=[.$D$71]*[.E78]" office:value-type="float" office:value="401479.452" calcext:value-type="float">
            <text:p>401479.452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</text:p>
          </table:table-cell>
          <table:table-cell table:formula="of:=[.$D$71]*[.E79]" office:value-type="float" office:value="401479.452" calcext:value-type="float">
            <text:p>401479.452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ther</text:p>
          </table:table-cell>
          <table:table-cell table:formula="of:=[.$D$71]*[.E80]" office:value-type="float" office:value="401479.452" calcext:value-type="float">
            <text:p>401479.452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ther</text:p>
          </table:table-cell>
          <table:table-cell table:formula="of:=[.$D$71]*[.E81]" office:value-type="float" office:value="401479.452" calcext:value-type="float">
            <text:p>401479.452</text:p>
          </table:table-cell>
          <table:table-cell table:style-name="ce4" office:value-type="float" office:value="0.25" calcext:value-type="float">
            <text:p>0.25</text:p>
          </table:table-cell>
          <table:table-cell table:formula="of:=SUM([.E78:.E8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eather</text:p>
          </table:table-cell>
          <table:table-cell table:formula="of:=[.$D$72]*[.E82]" office:value-type="float" office:value="944279.671104" calcext:value-type="float">
            <text:p>944279.671104</text:p>
          </table:table-cell>
          <table:table-cell table:style-name="ce3" office:value-type="float" office:value="0.4" calcext:value-type="float">
            <text:p>0.4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eather</text:p>
          </table:table-cell>
          <table:table-cell table:formula="of:=[.$D$72]*[.E83]" office:value-type="float" office:value="472139.835552" calcext:value-type="float">
            <text:p>472139.835552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eather</text:p>
          </table:table-cell>
          <table:table-cell table:formula="of:=[.$D$72]*[.E84]" office:value-type="float" office:value="236069.917776" calcext:value-type="float">
            <text:p>236069.917776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eather</text:p>
          </table:table-cell>
          <table:table-cell table:formula="of:=[.$D$72]*[.E85]" office:value-type="float" office:value="708209.753328" calcext:value-type="float">
            <text:p>708209.7533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SUM([.E82:.E85])" office:value-type="float" office:value="1" calcext:value-type="float">
            <text:p>1</text:p>
          </table:table-cell>
          <table:table-cell table:style-name="ce3" table:number-columns-repeated="1018"/>
        </table:table-row>
      </table:table>
      <table:table table:name="byQuarter" table:style-name="ta1">
        <table:table-column table:style-name="co1" table:number-columns-repeated="1022" table:default-cell-style-name="ce3"/>
        <table:table-row table:style-name="ro1">
          <table:table-cell table:style-name="Default" office:value-type="string" calcext:value-type="string">
            <text:p>Fiscal Year</text:p>
          </table:table-cell>
          <table:table-cell table:style-name="Default" office:value-type="string" calcext:value-type="string">
            <text:p>Quarter</text:p>
          </table:table-cell>
          <table:table-cell table:style-name="Default" office:value-type="string" calcext:value-type="string">
            <text:p>Category1</text:p>
          </table:table-cell>
          <table:table-cell table:style-name="Default" office:value-type="string" calcext:value-type="string">
            <text:p>Spend</text:p>
          </table:table-cell>
          <table:table-cell table:style-name="Default"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</text:p>
          </table:table-cell>
          <table:table-cell office:value-type="float" office:value="338318.208" calcext:value-type="float">
            <text:p>338318.208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M</text:p>
          </table:table-cell>
          <table:table-cell office:value-type="float" office:value="304486.3872" calcext:value-type="float">
            <text:p>304486.3872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M</text:p>
          </table:table-cell>
          <table:table-cell office:value-type="float" office:value="202990.9248" calcext:value-type="float">
            <text:p>202990.9248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M</text:p>
          </table:table-cell>
          <table:table-cell office:value-type="float" office:value="845795.52" calcext:value-type="float">
            <text:p>845795.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RM</text:p>
          </table:table-cell>
          <table:table-cell office:value-type="float" office:value="179308.65024" calcext:value-type="float">
            <text:p>179308.6502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RM</text:p>
          </table:table-cell>
          <table:table-cell office:value-type="float" office:value="502064.220672" calcext:value-type="float">
            <text:p>502064.220672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RM</text:p>
          </table:table-cell>
          <table:table-cell office:value-type="float" office:value="430340.760576" calcext:value-type="float">
            <text:p>430340.760576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RM</text:p>
          </table:table-cell>
          <table:table-cell office:value-type="float" office:value="681372.870912" calcext:value-type="float">
            <text:p>681372.870912</text:p>
          </table:table-cell>
          <table:table-cell table:style-name="Default"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</text:p>
          </table:table-cell>
          <table:table-cell office:value-type="float" office:value="419582.2415616" calcext:value-type="float">
            <text:p>419582.2415616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M</text:p>
          </table:table-cell>
          <table:table-cell office:value-type="float" office:value="104895.5603904" calcext:value-type="float">
            <text:p>104895.5603904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M</text:p>
          </table:table-cell>
          <table:table-cell office:value-type="float" office:value="923080.93143552" calcext:value-type="float">
            <text:p>923080.93143552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M</text:p>
          </table:table-cell>
          <table:table-cell office:value-type="float" office:value="650352.47442048" calcext:value-type="float">
            <text:p>650352.47442048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</text:p>
          </table:table-cell>
          <table:table-cell office:value-type="float" office:value="1379911.68" calcext:value-type="float">
            <text:p>1379911.68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nomy</text:p>
          </table:table-cell>
          <table:table-cell office:value-type="float" office:value="1241920.512" calcext:value-type="float">
            <text:p>1241920.512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nomy</text:p>
          </table:table-cell>
          <table:table-cell office:value-type="float" office:value="827947.008" calcext:value-type="float">
            <text:p>827947.008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float" office:value="3449779.2" calcext:value-type="float">
            <text:p>3449779.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conomy</text:p>
          </table:table-cell>
          <table:table-cell office:value-type="float" office:value="3713618.313216" calcext:value-type="float">
            <text:p>3713618.313216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Economy</text:p>
          </table:table-cell>
          <table:table-cell office:value-type="float" office:value="1856809.156608" calcext:value-type="float">
            <text:p>1856809.15660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Economy</text:p>
          </table:table-cell>
          <table:table-cell office:value-type="float" office:value="928404.578304" calcext:value-type="float">
            <text:p>928404.57830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conomy</text:p>
          </table:table-cell>
          <table:table-cell office:value-type="float" office:value="2785213.734912" calcext:value-type="float">
            <text:p>2785213.734912</text:p>
          </table:table-cell>
          <table:table-cell table:style-name="Default"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</text:p>
          </table:table-cell>
          <table:table-cell office:value-type="float" office:value="3283581.31254557" calcext:value-type="float">
            <text:p>3283581.31254557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nomy</text:p>
          </table:table-cell>
          <table:table-cell office:value-type="float" office:value="3283581.31254557" calcext:value-type="float">
            <text:p>3283581.31254557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nomy</text:p>
          </table:table-cell>
          <table:table-cell office:value-type="float" office:value="3283581.31254557" calcext:value-type="float">
            <text:p>3283581.31254557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nomy</text:p>
          </table:table-cell>
          <table:table-cell office:value-type="float" office:value="3283581.31254557" calcext:value-type="float">
            <text:p>3283581.31254557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a</text:p>
          </table:table-cell>
          <table:table-cell office:value-type="float" office:value="1091348.01989581" calcext:value-type="float">
            <text:p>1091348.01989581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</text:p>
          </table:table-cell>
          <table:table-cell office:value-type="float" office:value="272837.004973953" calcext:value-type="float">
            <text:p>272837.004973953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a</text:p>
          </table:table-cell>
          <table:table-cell office:value-type="float" office:value="2400965.64377078" calcext:value-type="float">
            <text:p>2400965.64377078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a</text:p>
          </table:table-cell>
          <table:table-cell office:value-type="float" office:value="1691589.43083851" calcext:value-type="float">
            <text:p>1691589.430838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edia</text:p>
          </table:table-cell>
          <table:table-cell office:value-type="float" office:value="2291868.04735433" calcext:value-type="float">
            <text:p>2291868.0473543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edia</text:p>
          </table:table-cell>
          <table:table-cell office:value-type="float" office:value="1145934.02367716" calcext:value-type="float">
            <text:p>1145934.02367716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edia</text:p>
          </table:table-cell>
          <table:table-cell office:value-type="float" office:value="572967.011838582" calcext:value-type="float">
            <text:p>572967.011838582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edia</text:p>
          </table:table-cell>
          <table:table-cell office:value-type="float" office:value="1718901.03551575" calcext:value-type="float">
            <text:p>1718901.03551575</text:p>
          </table:table-cell>
          <table:table-cell table:style-name="Default"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a</text:p>
          </table:table-cell>
          <table:table-cell office:value-type="float" office:value="1863186.79107234" calcext:value-type="float">
            <text:p>1863186.79107234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</text:p>
          </table:table-cell>
          <table:table-cell office:value-type="float" office:value="1676868.1119651" calcext:value-type="float">
            <text:p>1676868.1119651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a</text:p>
          </table:table-cell>
          <table:table-cell office:value-type="float" office:value="1117912.0746434" calcext:value-type="float">
            <text:p>1117912.0746434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a</text:p>
          </table:table-cell>
          <table:table-cell office:value-type="float" office:value="4657966.97768085" calcext:value-type="float">
            <text:p>4657966.97768085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Products</text:p>
          </table:table-cell>
          <table:table-cell office:value-type="float" office:value="125769" calcext:value-type="float">
            <text:p>125769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Products</text:p>
          </table:table-cell>
          <table:table-cell office:value-type="float" office:value="113192.1" calcext:value-type="float">
            <text:p>113192.1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Products</text:p>
          </table:table-cell>
          <table:table-cell office:value-type="float" office:value="75461.4" calcext:value-type="float">
            <text:p>75461.4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Products</text:p>
          </table:table-cell>
          <table:table-cell office:value-type="float" office:value="314422.5" calcext:value-type="float">
            <text:p>314422.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ew Products</text:p>
          </table:table-cell>
          <table:table-cell office:value-type="float" office:value="286753.32" calcext:value-type="float">
            <text:p>286753.32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ew Products</text:p>
          </table:table-cell>
          <table:table-cell office:value-type="float" office:value="143376.66" calcext:value-type="float">
            <text:p>143376.66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ew Products</text:p>
          </table:table-cell>
          <table:table-cell office:value-type="float" office:value="71688.33" calcext:value-type="float">
            <text:p>71688.3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ew Products</text:p>
          </table:table-cell>
          <table:table-cell office:value-type="float" office:value="215064.99" calcext:value-type="float">
            <text:p>215064.99</text:p>
          </table:table-cell>
          <table:table-cell table:style-name="Default"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Products</text:p>
          </table:table-cell>
          <table:table-cell office:value-type="float" office:value="206103.94875" calcext:value-type="float">
            <text:p>206103.94875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Products</text:p>
          </table:table-cell>
          <table:table-cell office:value-type="float" office:value="206103.94875" calcext:value-type="float">
            <text:p>206103.94875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Products</text:p>
          </table:table-cell>
          <table:table-cell office:value-type="float" office:value="206103.94875" calcext:value-type="float">
            <text:p>206103.94875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Products</text:p>
          </table:table-cell>
          <table:table-cell office:value-type="float" office:value="206103.94875" calcext:value-type="float">
            <text:p>206103.94875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</text:p>
          </table:table-cell>
          <table:table-cell office:value-type="float" office:value="265440.96" calcext:value-type="float">
            <text:p>265440.96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</text:p>
          </table:table-cell>
          <table:table-cell office:value-type="float" office:value="66360.24" calcext:value-type="float">
            <text:p>66360.24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ther</text:p>
          </table:table-cell>
          <table:table-cell office:value-type="float" office:value="583970.112" calcext:value-type="float">
            <text:p>583970.112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ther</text:p>
          </table:table-cell>
          <table:table-cell office:value-type="float" office:value="411433.488" calcext:value-type="float">
            <text:p>411433.48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eather</text:p>
          </table:table-cell>
          <table:table-cell office:value-type="float" office:value="401479.452" calcext:value-type="float">
            <text:p>401479.452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Weather</text:p>
          </table:table-cell>
          <table:table-cell office:value-type="float" office:value="401479.452" calcext:value-type="float">
            <text:p>401479.452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Weather</text:p>
          </table:table-cell>
          <table:table-cell office:value-type="float" office:value="401479.452" calcext:value-type="float">
            <text:p>401479.452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Weather</text:p>
          </table:table-cell>
          <table:table-cell office:value-type="float" office:value="401479.452" calcext:value-type="float">
            <text:p>401479.452</text:p>
          </table:table-cell>
          <table:table-cell table:style-name="Default"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</text:p>
          </table:table-cell>
          <table:table-cell office:value-type="float" office:value="944279.671104" calcext:value-type="float">
            <text:p>944279.671104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</text:p>
          </table:table-cell>
          <table:table-cell office:value-type="float" office:value="472139.835552" calcext:value-type="float">
            <text:p>472139.835552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ther</text:p>
          </table:table-cell>
          <table:table-cell office:value-type="float" office:value="236069.917776" calcext:value-type="float">
            <text:p>236069.917776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ther</text:p>
          </table:table-cell>
          <table:table-cell office:value-type="float" office:value="708209.753328" calcext:value-type="float">
            <text:p>708209.753328</text:p>
          </table:table-cell>
          <table:table-cell table:number-columns-repeated="1018"/>
        </table:table-row>
      </table:table>
      <table:table table:name="order_colo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7F7F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e4e683</text:p>
          </table:table-cell>
        </table:table-row>
        <table:table-row table:style-name="ro1">
          <table:table-cell office:value-type="string" calcext:value-type="string">
            <text:p>C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ffb457</text:p>
          </table:table-cell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ff7368</text:p>
          </table:table-cell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ff29a4</text:p>
          </table:table-cell>
        </table:table-row>
        <table:table-row table:style-name="ro1">
          <table:table-cell office:value-type="string" calcext:value-type="string">
            <text:p>New Produ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b53ef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7F7F7F</text:p>
          </table:table-cell>
        </table:table-row>
      </table:table>
      <table:named-expressions/>
      <table:database-ranges>
        <table:database-range table:name="__Anonymous_Sheet_DB__2" table:target-range-address="byQuarter_creation.A1:byQuarter_creation.D72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order_color.F2:order_color.F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8:24:04.92982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7:58:13.498022592</meta:creation-date>
    <dc:date>2020-07-08T19:16:18.994607082</dc:date>
    <meta:editing-duration>PT59M46S</meta:editing-duration>
    <meta:editing-cycles>7</meta:editing-cycles>
    <meta:generator>LibreOffice/6.0.7.3$Linux_X86_64 LibreOffice_project/00m0$Build-3</meta:generator>
    <meta:document-statistic meta:table-count="5" meta:cell-count="847" meta:object-count="0"/>
  </office:meta>
</office:document-meta>
</file>